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2.832cm" fo:min-width="8.51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5.13cm" fo:min-width="8.516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75cm" fo:min-width="7.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25cm" fo:min-width="1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75cm" fo:min-width="10.2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75cm" fo:min-width="2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5cm" fo:min-width="5.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5cm" fo:min-width="9.2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5cm" fo:min-width="9.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cm" fo:min-width="8.7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5.5cm" fo:min-width="10.7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4.5cm" fo:min-width="14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0.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25cm" fo:min-width="11.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5cm" svg:y1="29cm" svg:x2="80.75cm" svg:y2="28.75cm">
          <text:p/>
        </draw:line>
        <draw:custom-shape draw:style-name="gr2" draw:text-style-name="P2" draw:layer="layout" svg:width="12.75cm" svg:height="18.5cm" svg:x="1.5cm" svg:y="2.5cm">
          <text:p text:style-name="P2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2.75cm" svg:height="21.75cm" svg:x="2.25cm" svg:y="34.5cm">
          <text:p text:style-name="P2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8cm" svg:height="6cm" svg:x="10.25cm" svg:y="26cm">
          <text:p text:style-name="P2">On Startu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5cm" svg:height="5.5cm" svg:x="26.5cm" svg:y="26.75cm">
          <text:p text:style-name="P2">On search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75cm" svg:height="5cm" svg:x="51.75cm" svg:y="27.25cm">
          <text:p text:style-name="P2">On Download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1.5cm" svg:height="5cm" svg:x="66.5cm" svg:y="26.5cm">
          <text:p text:style-name="P2">TB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cm" svg:y1="32.75cm" svg:x2="18cm" svg:y2="39cm">
          <text:p/>
        </draw:line>
        <draw:frame draw:style-name="gr8" draw:text-style-name="P3" draw:layer="layout" svg:width="5.25cm" svg:height="2cm" svg:x="18.5cm" svg:y="34.75cm">
          <draw:text-box>
            <text:p>On startup</text:p>
          </draw:text-box>
        </draw:frame>
        <draw:custom-shape draw:style-name="gr9" draw:text-style-name="P2" draw:layer="layout" svg:width="6cm" svg:height="3.75cm" svg:x="16.75cm" svg:y="38.25cm">
          <text:p text:style-name="P2">Calls on start endpoint,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cm" svg:y1="25.5cm" svg:x2="18cm" svg:y2="19cm">
          <text:p/>
        </draw:line>
        <draw:custom-shape draw:style-name="gr10" draw:text-style-name="P2" draw:layer="layout" svg:width="9.75cm" svg:height="4.75cm" svg:x="16cm" svg:y="16.5cm">
          <text:p text:style-name="P2">Creates manifest, retrieves image list and downloads image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5cm" svg:y1="31.75cm" svg:x2="35.25cm" svg:y2="38.75cm">
          <text:p/>
        </draw:line>
        <draw:custom-shape draw:style-name="gr11" draw:text-style-name="P2" draw:layer="layout" svg:width="10cm" svg:height="5.25cm" svg:x="27cm" svg:y="37.75cm">
          <text:p text:style-name="P2">Catalog endpoin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9.25cm" svg:height="4.25cm" svg:x="40.25cm" svg:y="27.25cm">
          <text:p text:style-name="P2">Book Pag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6cm" svg:y1="30.5cm" svg:x2="46.25cm" svg:y2="36.5cm">
          <text:p/>
        </draw:line>
        <draw:custom-shape draw:style-name="gr13" draw:text-style-name="P2" draw:layer="layout" svg:width="11.25cm" svg:height="5.75cm" svg:x="40.75cm" svg:y="36cm">
          <text:p text:style-name="P2">Call get audio endpoin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8.75cm" svg:y1="31.25cm" svg:x2="59.5cm" svg:y2="38cm">
          <text:p/>
        </draw:line>
        <draw:custom-shape draw:style-name="gr14" draw:text-style-name="P2" draw:layer="layout" svg:width="14.75cm" svg:height="4.75cm" svg:x="55.5cm" svg:y="37.25cm">
          <text:p text:style-name="P2">Call fetch item file download location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2.75cm" svg:height="6cm" svg:x="58.75cm" svg:y="43.25cm">
          <draw:text-box>
            <text:p>New endpoint not scoped references s3 link and passes it to applicaiton to download via s3</text:p>
          </draw:text-box>
        </draw:frame>
        <draw:frame draw:style-name="gr16" draw:text-style-name="P3" draw:layer="layout" svg:width="7.5cm" svg:height="10.75cm" svg:x="17.75cm" svg:y="42.75cm">
          <draw:text-box>
            <text:p>AWS implementation endpoint assigned to you</text:p>
          </draw:text-box>
        </draw:frame>
        <draw:line draw:style-name="gr1" draw:text-style-name="P1" draw:layer="layout" svg:x1="59.75cm" svg:y1="27.25cm" svg:x2="59.75cm" svg:y2="18cm">
          <text:p/>
        </draw:line>
        <draw:custom-shape draw:style-name="gr17" draw:text-style-name="P2" draw:layer="layout" svg:width="12cm" svg:height="4.5cm" svg:x="53.75cm" svg:y="14.5cm">
          <text:p text:style-name="P2">Receives S3 link and downloads i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2T21:13:10.075522500</meta:creation-date>
    <dc:date>2025-06-12T21:29:01.614687400</dc:date>
    <meta:editing-duration>PT5M15S</meta:editing-duration>
    <meta:editing-cycles>1</meta:editing-cycles>
    <meta:document-statistic meta:object-count="23"/>
    <meta:generator>LibreOffice/25.2.2.2$Windows_X86_64 LibreOffice_project/7370d4be9e3cf6031a51beef54ff3bda878e3fac</meta:generator>
  </office:meta>
</office:document-meta>
</file>